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460000003481E7A45CC.png" manifest:media-type=""/>
  <manifest:file-entry manifest:full-path="Pictures/100002010000050000000306ACE3DD9B.tif" manifest:media-type=""/>
  <manifest:file-entry manifest:full-path="Pictures/10000000000000F600000142738639F4.jpg" manifest:media-type=""/>
  <manifest:file-entry manifest:full-path="Pictures/1000000000000085000000D2422DF02B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cm, 4.627cm, 6.375cm, 11.145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5" style:family="graphic" style:parent-style-name="standard">
      <style:graphic-properties draw:fill-color="#ff00ff" draw:opacity="20%" draw:textarea-horizontal-align="justify" draw:textarea-vertical-align="middle" draw:auto-grow-height="false" draw:shadow-opacity="20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800000" fo:font-family="Didot" style:font-style-name="Gras" style:font-pitch="variable" fo:font-size="18pt" fo:font-weight="bold" style:font-size-asian="18pt" style:font-size-complex="1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800000" fo:font-family="Didot" style:font-style-name="Gras" style:font-pitch="variable" fo:font-size="18pt" fo:font-weight="bold" style:font-size-asian="18pt" style:font-size-complex="18pt"/>
    </style:style>
    <style:style style:name="P5" style:family="paragraph">
      <style:paragraph-properties fo:text-align="center"/>
      <style:text-properties fo:font-family="Baskerville" style:font-pitch="variable"/>
    </style:style>
    <style:style style:name="T1" style:family="text">
      <style:text-properties fo:color="#800000" fo:font-family="Didot" style:font-style-name="Gras" style:font-pitch="variable" fo:font-size="18pt" fo:font-weight="bold" style:font-size-asian="18pt" style:font-size-complex="18pt"/>
    </style:style>
    <style:style style:name="T2" style:family="text">
      <style:text-properties fo:font-family="Baskerville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627cm" svg:height="6.975cm" svg:x="9.371cm" svg:y="5.392cm">
          <draw:image xlink:href="Pictures/1000000000000460000003481E7A45CC.png" xlink:type="simple" xlink:show="embed" xlink:actuate="onLoad">
            <text:p/>
          </draw:image>
        </draw:frame>
        <draw:frame draw:style-name="gr2" draw:text-style-name="P1" draw:layer="layout" svg:width="2.585cm" svg:height="2.528cm" svg:x="9.087cm" svg:y="11.853cm">
          <draw:image xlink:href="Pictures/10000000000000F600000142738639F4.jpg" xlink:type="simple" xlink:show="embed" xlink:actuate="onLoad">
            <text:p/>
          </draw:image>
        </draw:frame>
        <draw:frame draw:style-name="gr2" draw:text-style-name="P1" draw:layer="layout" svg:width="1.759cm" svg:height="2.384cm" svg:x="16.903cm" svg:y="4.203cm">
          <draw:image xlink:href="Pictures/1000000000000085000000D2422DF02B.jpg" xlink:type="simple" xlink:show="embed" xlink:actuate="onLoad">
            <text:p/>
          </draw:image>
        </draw:frame>
        <draw:frame draw:style-name="gr3" draw:text-style-name="P2" draw:layer="layout" svg:width="3.755cm" svg:height="1.051cm" svg:x="16.046cm" svg:y="3.161cm">
          <draw:text-box>
            <text:p text:style-name="P1"><text:span text:style-name="T1">End-User</text:span></text:p>
          </draw:text-box>
        </draw:frame>
        <draw:frame draw:style-name="gr3" draw:text-style-name="P4" draw:layer="layout" svg:width="3.755cm" svg:height="1.051cm" svg:x="8.513cm" svg:y="14.323cm">
          <draw:text-box>
            <text:p text:style-name="P3"><text:span text:style-name="T1">Robotician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23.259cm" svg:height="14.116cm" svg:x="1cm" svg:y="1.711cm">
          <draw:image xlink:href="Pictures/100002010000050000000306ACE3DD9B.tif" xlink:type="simple" xlink:show="embed" xlink:actuate="onLoad">
            <text:p/>
          </draw:image>
        </draw:frame>
        <draw:custom-shape draw:style-name="gr4" draw:text-style-name="P5" xml:id="id1" draw:id="id1" draw:layer="layout" svg:width="3.86cm" svg:height="1.447cm" svg:x="24.513cm" svg:y="3.253cm">
          <text:p text:style-name="P5"><text:span text:style-name="T2">Probl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3.86cm" svg:height="1.447cm" svg:x="24.513cm" svg:y="5.354cm">
          <text:p text:style-name="P5"><text:span text:style-name="T2">Solu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4.252cm" svg:height="0.888cm" svg:x="18.823cm" svg:y="4.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.252cm" svg:height="0.418cm" svg:x="18.823cm" svg:y="5.554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4.513cm" svg:y1="3.977cm" svg:x2="23.075cm" svg:y2="5.074cm" draw:start-shape="id1" draw:start-glue-point="6" draw:end-shape="id2" svg:d="m24513 3977-1438 1097">
          <text:p/>
        </draw:connector>
        <draw:connector draw:style-name="gr6" draw:text-style-name="P1" draw:layer="layout" draw:type="line" svg:x1="24.513cm" svg:y1="6.078cm" svg:x2="23.075cm" svg:y2="5.763cm" draw:start-shape="id3" draw:start-glue-point="6" draw:end-shape="id4" draw:end-glue-point="1" svg:d="m24513 6078-1438-315">
          <text:p/>
        </draw:connector>
        <draw:frame draw:style-name="gr2" draw:text-style-name="P1" draw:layer="layout" svg:width="1.269cm" svg:height="1.602cm" svg:x="25.854cm" svg:y="1.482cm">
          <draw:image xlink:href="Pictures/1000000000000085000000D2422DF02B.jpg" xlink:type="simple" xlink:show="embed" xlink:actuate="onLoad">
            <text:p/>
          </draw:image>
        </draw:frame>
        <draw:frame draw:style-name="gr2" draw:text-style-name="P1" draw:layer="layout" svg:width="1.768cm" svg:height="1.724cm" svg:x="25.689cm" svg:y="7.136cm">
          <draw:image xlink:href="Pictures/10000000000000F600000142738639F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2T16:39:39</meta:creation-date>
    <dc:date>2012-09-04T18:16:57</dc:date>
    <meta:editing-duration>PT10M30S</meta:editing-duration>
    <meta:editing-cycles>3</meta:editing-cycles>
    <meta:generator>LibreOffice/3.6$MacOSX_x86 LibreOffice_project/e29a214-2bbed72-0621de6-a97528c-8f066d</meta:generator>
    <meta:document-statistic meta:object-count="14"/>
  </office:meta>
</office:document-meta>
</file>